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1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7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7.333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5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3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491cm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5cm" fo:min-width="0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8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8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9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0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31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1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3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3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3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1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1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6cm" fo:padding-top="0.165cm" fo:padding-bottom="0.165cm" fo:padding-left="0.29cm" fo:padding-right="0.29cm"/>
    </style:style>
    <style:style style:name="gr2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8cm" fo:padding-top="0.165cm" fo:padding-bottom="0.165cm" fo:padding-left="0.29cm" fo:padding-right="0.29cm"/>
    </style:style>
    <style:style style:name="gr20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5cm" fo:padding-top="0.165cm" fo:padding-bottom="0.165cm" fo:padding-left="0.29cm" fo:padding-right="0.29cm"/>
    </style:style>
    <style:style style:name="gr20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9cm" fo:padding-top="0.165cm" fo:padding-bottom="0.165cm" fo:padding-left="0.29cm" fo:padding-right="0.29cm"/>
    </style:style>
    <style:style style:name="gr2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7cm" fo:padding-top="0.165cm" fo:padding-bottom="0.165cm" fo:padding-left="0.29cm" fo:padding-right="0.29cm"/>
    </style:style>
    <style:style style:name="gr2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578cm" fo:padding-top="0.165cm" fo:padding-bottom="0.165cm" fo:padding-left="0.29cm" fo:padding-right="0.29cm"/>
    </style:style>
    <style:style style:name="gr22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92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P27" style:family="paragraph">
      <loext:graphic-properties draw:fill="none" draw:fill-color="#ffffff"/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P28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0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7pt" style:letter-kerning="true" style:font-name-asian="Noto Sans CJK JP Regular" style:font-size-asian="7pt" style:font-name-complex="Noto Sans Devanagari" style:font-size-complex="7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DejaVu Sans" fo:font-size="4.90000009536743pt" style:letter-kerning="true" style:font-name-asian="Noto Sans CJK JP Regular" style:font-size-asian="4.90000009536743pt" style:font-name-complex="Noto Sans Devanagari" style:font-size-complex="4.90000009536743pt"/>
    </style:style>
    <style:style style:name="T2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2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7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6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7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5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5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3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4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1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2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057cm" svg:y1="16.113cm" svg:x2="13.692cm" svg:y2="16.113cm" draw:start-shape="id7" draw:start-glue-point="1" draw:end-shape="id8" draw:end-glue-point="3" svg:d="M13057 16113h541-447 541" svg:viewBox="0 0 636 1">
          <text:p/>
        </draw:connector>
        <draw:connector draw:style-name="gr11" draw:text-style-name="P7" draw:layer="layout" draw:type="lines" svg:x1="14.962cm" svg:y1="16.113cm" svg:x2="15.597cm" svg:y2="16.113cm" draw:start-shape="id8" draw:start-glue-point="1" draw:end-shape="id9" draw:end-glue-point="3" svg:d="M14962 16113h541-447 541" svg:viewBox="0 0 636 1">
          <text:p/>
        </draw:connector>
        <draw:connector draw:style-name="gr11" draw:text-style-name="P7" draw:layer="layout" draw:type="lines" svg:x1="16.867cm" svg:y1="16.113cm" svg:x2="17.502cm" svg:y2="16.113cm" draw:start-shape="id9" draw:start-glue-point="1" draw:end-shape="id10" draw:end-glue-point="3" svg:d="M16867 16113h541-447 541" svg:viewBox="0 0 636 1">
          <text:p/>
        </draw:connector>
        <draw:connector draw:style-name="gr11" draw:text-style-name="P7" draw:layer="layout" draw:type="lines" svg:x1="18.772cm" svg:y1="16.113cm" svg:x2="19.407cm" svg:y2="16.113cm" draw:start-shape="id10" draw:start-glue-point="1" draw:end-shape="id11" draw:end-glue-point="3" svg:d="M18772 16113h541-447 541" svg:viewBox="0 0 636 1">
          <text:p/>
        </draw:connector>
        <draw:connector draw:style-name="gr11" draw:text-style-name="P7" draw:layer="layout" draw:type="lines" svg:x1="20.677cm" svg:y1="16.113cm" svg:x2="21.312cm" svg:y2="16.113cm" draw:start-shape="id11" draw:start-glue-point="1" draw:end-shape="id12" draw:end-glue-point="3" svg:d="M20677 16113h541-447 541" svg:viewBox="0 0 636 1">
          <text:p/>
        </draw:connector>
        <draw:connector draw:style-name="gr11" draw:text-style-name="P7" draw:layer="layout" draw:type="lines" svg:x1="22.582cm" svg:y1="16.113cm" svg:x2="23.252cm" svg:y2="16.113cm" draw:start-shape="id12" draw:start-glue-point="1" draw:end-shape="id13" draw:end-glue-point="3" svg:d="M22582 16113h541-412 541" svg:viewBox="0 0 671 1">
          <text:p/>
        </draw:connector>
        <draw:connector draw:style-name="gr11" draw:text-style-name="P7" draw:layer="layout" draw:type="lines" svg:x1="24.522cm" svg:y1="16.113cm" svg:x2="25.157cm" svg:y2="16.113cm" draw:start-shape="id13" draw:start-glue-point="1" draw:end-shape="id14" draw:end-glue-point="3" svg:d="M24522 16113h541-447 541" svg:viewBox="0 0 636 1">
          <text:p/>
        </draw:connector>
        <draw:connector draw:style-name="gr11" draw:text-style-name="P7" draw:layer="layout" draw:type="lines" svg:x1="12.422cm" svg:y1="15.478cm" svg:x2="14.327cm" svg:y2="15.478cm" draw:start-shape="id7" draw:start-glue-point="0" draw:end-shape="id8" draw:end-glue-point="0" svg:d="M12422 15478v-541h1905v541" svg:viewBox="0 0 1906 542">
          <text:p/>
        </draw:connector>
        <draw:connector draw:style-name="gr11" draw:text-style-name="P7" draw:layer="layout" draw:type="lines" svg:x1="16.232cm" svg:y1="15.478cm" svg:x2="14.327cm" svg:y2="15.478cm" draw:start-shape="id9" draw:start-glue-point="0" draw:end-shape="id8" draw:end-glue-point="0" svg:d="M16232 15478v-541h-1905v541" svg:viewBox="0 0 1906 542">
          <text:p/>
        </draw:connector>
        <draw:connector draw:style-name="gr11" draw:text-style-name="P7" draw:layer="layout" draw:type="lines" svg:x1="18.137cm" svg:y1="15.478cm" svg:x2="16.232cm" svg:y2="15.478cm" draw:start-shape="id10" draw:start-glue-point="0" draw:end-shape="id9" draw:end-glue-point="0" svg:d="M18137 15478v-541h-1905v541" svg:viewBox="0 0 1906 542">
          <text:p/>
        </draw:connector>
        <draw:connector draw:style-name="gr11" draw:text-style-name="P7" draw:layer="layout" draw:type="lines" svg:x1="20.042cm" svg:y1="15.478cm" svg:x2="18.137cm" svg:y2="15.478cm" draw:start-shape="id11" draw:start-glue-point="0" draw:end-shape="id10" draw:end-glue-point="0" svg:d="M20042 15478v-541h-1905v541" svg:viewBox="0 0 1906 542">
          <text:p/>
        </draw:connector>
        <draw:connector draw:style-name="gr11" draw:text-style-name="P7" draw:layer="layout" draw:type="lines" svg:x1="21.947cm" svg:y1="15.478cm" svg:x2="20.042cm" svg:y2="15.478cm" draw:start-shape="id12" draw:start-glue-point="0" draw:end-shape="id11" draw:end-glue-point="0" svg:d="M21947 15478v-541h-1905v541" svg:viewBox="0 0 1906 542">
          <text:p/>
        </draw:connector>
        <draw:connector draw:style-name="gr11" draw:text-style-name="P7" draw:layer="layout" draw:type="lines" svg:x1="23.887cm" svg:y1="15.478cm" svg:x2="21.947cm" svg:y2="15.478cm" draw:start-shape="id13" draw:start-glue-point="0" draw:end-shape="id12" draw:end-glue-point="0" svg:d="M23887 15478v-541h-1940v541" svg:viewBox="0 0 1941 542">
          <text:p/>
        </draw:connector>
        <draw:connector draw:style-name="gr11" draw:text-style-name="P7" draw:layer="layout" draw:type="lines" svg:x1="25.792cm" svg:y1="15.478cm" svg:x2="23.887cm" svg:y2="15.478cm" draw:start-shape="id14" draw:start-glue-point="0" draw:end-shape="id13" draw:end-glue-point="0" svg:d="M25792 15478v-541h-1905v541" svg:viewBox="0 0 1906 542">
          <text:p/>
        </draw:connector>
        <draw:frame draw:style-name="gr12" draw:text-style-name="P11" draw:layer="layout" svg:width="2.344cm" svg:height="0.747cm" svg:x="17.585cm" svg:y="14.3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5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7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5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9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1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9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6.894cm" svg:y1="9.763cm" svg:x2="17.529cm" svg:y2="9.763cm" draw:start-shape="id15" draw:start-glue-point="1" draw:end-shape="id16" draw:end-glue-point="3" svg:d="M16894 9763h541-447 541" svg:viewBox="0 0 636 1">
          <text:p/>
        </draw:connector>
        <draw:connector draw:style-name="gr11" draw:text-style-name="P7" draw:layer="layout" draw:type="lines" svg:x1="18.799cm" svg:y1="9.763cm" svg:x2="19.434cm" svg:y2="9.763cm" draw:start-shape="id16" draw:start-glue-point="1" draw:end-shape="id17" draw:end-glue-point="3" svg:d="M18799 9763h541-447 541" svg:viewBox="0 0 636 1">
          <text:p/>
        </draw:connector>
        <draw:connector draw:style-name="gr11" draw:text-style-name="P7" draw:layer="layout" draw:type="lines" svg:x1="20.704cm" svg:y1="9.763cm" svg:x2="21.339cm" svg:y2="9.763cm" draw:start-shape="id17" draw:start-glue-point="1" draw:end-shape="id18" draw:end-glue-point="3" svg:d="M20704 9763h541-447 541" svg:viewBox="0 0 636 1">
          <text:p/>
        </draw:connector>
        <draw:line draw:style-name="gr13" draw:text-style-name="P7" draw:layer="layout" svg:x1="15.589cm" svg:y1="9.128cm" svg:x2="14.319cm" svg:y2="9.128cm">
          <text:p/>
        </draw:line>
        <draw:connector draw:style-name="gr11" draw:text-style-name="P7" draw:layer="layout" draw:type="lines" svg:x1="16.259cm" svg:y1="9.128cm" svg:x2="18.164cm" svg:y2="9.128cm" draw:start-shape="id15" draw:start-glue-point="0" draw:end-shape="id16" draw:end-glue-point="0" svg:d="M16259 9128v-541h1905v541" svg:viewBox="0 0 1906 542">
          <text:p/>
        </draw:connector>
        <draw:connector draw:style-name="gr11" draw:text-style-name="P7" draw:layer="layout" draw:type="lines" svg:x1="20.069cm" svg:y1="9.128cm" svg:x2="18.164cm" svg:y2="9.128cm" draw:start-shape="id17" draw:start-glue-point="0" draw:end-shape="id16" draw:end-glue-point="0" svg:d="M20069 9128v-541h-1905v541" svg:viewBox="0 0 1906 542">
          <text:p/>
        </draw:connector>
        <draw:connector draw:style-name="gr11" draw:text-style-name="P7" draw:layer="layout" draw:type="lines" svg:x1="21.974cm" svg:y1="9.128cm" svg:x2="20.069cm" svg:y2="9.128cm" draw:start-shape="id18" draw:start-glue-point="0" draw:end-shape="id17" draw:end-glue-point="0" svg:d="M21974 9128v-541h-1905v541" svg:viewBox="0 0 1906 542">
          <text:p/>
        </draw:connector>
        <draw:frame draw:style-name="gr14" draw:text-style-name="P11" draw:layer="layout" svg:width="2.073cm" svg:height="0.747cm" svg:x="18.088cm" svg:y="7.968cm">
          <draw:text-box>
            <text:p><text:span text:style-name="T9">8 bytes</text:span></text:p>
          </draw:text-box>
        </draw:frame>
        <draw:line draw:style-name="gr13" draw:text-style-name="P7" draw:layer="layout" svg:x1="15.589cm" svg:y1="10.398cm" svg:x2="14.319cm" svg:y2="10.398cm">
          <text:p/>
        </draw:line>
        <draw:frame draw:style-name="gr15" draw:text-style-name="P8" draw:layer="layout" svg:width="0.773cm" svg:height="0.747cm" svg:x="13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3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4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765cm" svg:y1="15.478cm" svg:x2="10.495cm" svg:y2="15.478cm">
          <text:p/>
        </draw:line>
        <draw:line draw:style-name="gr13" draw:text-style-name="P7" draw:layer="layout" svg:x1="11.765cm" svg:y1="16.748cm" svg:x2="10.495cm" svg:y2="16.748cm">
          <text:p/>
        </draw:line>
        <draw:frame draw:style-name="gr15" draw:text-style-name="P8" draw:layer="layout" svg:width="0.773cm" svg:height="0.747cm" svg:x="9.8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4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8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8.8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7" draw:layer="layout" svg:x1="18.81cm" svg:y1="4.81cm" svg:x2="17.54cm" svg:y2="4.81cm">
          <text:p/>
        </draw:line>
        <draw:line draw:style-name="gr13" draw:text-style-name="P7" draw:layer="layout" svg:x1="18.81cm" svg:y1="6.08cm" svg:x2="17.54cm" svg:y2="6.08cm">
          <text:p/>
        </draw:line>
        <draw:frame draw:style-name="gr15" draw:text-style-name="P8" draw:layer="layout" svg:width="0.773cm" svg:height="0.747cm" svg:x="16.932cm" svg:y="4.466cm">
          <draw:text-box>
            <text:p><text:span text:style-name="T9">0</text:span></text:p>
          </draw:text-box>
        </draw:frame>
        <draw:frame draw:style-name="gr18" draw:text-style-name="P8" draw:layer="layout" svg:width="1.397cm" svg:height="0.747cm" svg:x="16.394cm" svg:y="5.736cm">
          <draw:text-box>
            <text:p><text:span text:style-name="T9">127</text:span></text:p>
          </draw:text-box>
        </draw:frame>
        <draw:frame draw:style-name="gr17" draw:text-style-name="P8" draw:layer="layout" svg:width="0.621cm" svg:height="1.547cm" svg:x="17.8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8.456cm" svg:y="4.0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9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9cm" svg:y1="15.678cm" svg:x2="6.524cm" svg:y2="15.678cm">
          <text:p/>
        </draw:line>
        <draw:line draw:style-name="gr20" draw:text-style-name="P13" draw:layer="layout" svg:x1="4.619cm" svg:y1="17.864cm" svg:x2="6.524cm" svg:y2="17.864cm">
          <text:p/>
        </draw:line>
        <draw:frame draw:style-name="gr21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20" draw:text-style-name="P13" draw:layer="layout" svg:x1="4.646cm" svg:y1="16.821cm" svg:x2="6.551cm" svg:y2="16.821cm">
          <text:p/>
        </draw:line>
        <draw:frame draw:style-name="gr23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20" draw:text-style-name="P13" draw:layer="layout" svg:x1="10.334cm" svg:y1="17.375cm" svg:x2="12.322cm" svg:y2="17.365cm">
          <text:p/>
        </draw:line>
        <draw:line draw:style-name="gr20" draw:text-style-name="P13" draw:layer="layout" svg:x1="4.619cm" svg:y1="19.026cm" svg:x2="6.524cm" svg:y2="19.026cm">
          <text:p/>
        </draw:line>
        <draw:frame draw:style-name="gr24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6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7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9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3" draw:layer="layout" svg:x1="4.618cm" svg:y1="9.878cm" svg:x2="6.523cm" svg:y2="9.878cm">
          <text:p/>
        </draw:line>
        <draw:line draw:style-name="gr20" draw:text-style-name="P13" draw:layer="layout" svg:x1="4.618cm" svg:y1="12.064cm" svg:x2="6.523cm" svg:y2="12.064cm">
          <text:p/>
        </draw:line>
        <draw:frame draw:style-name="gr21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2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20" draw:text-style-name="P13" draw:layer="layout" svg:x1="4.645cm" svg:y1="11.021cm" svg:x2="6.55cm" svg:y2="11.021cm">
          <text:p/>
        </draw:line>
        <draw:frame draw:style-name="gr23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20" draw:text-style-name="P13" draw:layer="layout" svg:x1="10.333cm" svg:y1="11.575cm" svg:x2="12.238cm" svg:y2="11.575cm">
          <text:p/>
        </draw:line>
        <draw:line draw:style-name="gr20" draw:text-style-name="P13" draw:layer="layout" svg:x1="4.618cm" svg:y1="13.226cm" svg:x2="6.523cm" svg:y2="13.226cm">
          <text:p/>
        </draw:line>
        <draw:frame draw:style-name="gr24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5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8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9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5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2x128</text:span></text:p>
          <draw:enhanced-geometry svg:viewBox="0 0 21600 21600" draw:type="rectangle" draw:enhanced-path="M 0 0 L 21600 0 21600 21600 0 21600 0 0 Z N"/>
        </draw:custom-shape>
        <draw:connector draw:style-name="gr37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8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8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8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20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20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9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40" draw:text-style-name="P8" draw:layer="layout" svg:width="17.833cm" svg:height="13.637cm" svg:x="2.154cm" svg:y="2.93cm">
          <draw:text-box>
            <text:p><text:span text:style-name="T19">One </text:span><text:span text:style-name="T20">M1 </text:span><text:span text:style-name="T19">memory module is used as the memory for the</text:span><text:span text:style-name="T19"><text:line-break/></text:span><text:span text:style-name="T19">cache controller to act as a virtual address space for the </text:span><text:span text:style-name="T20">M3</text:span><text:span text:style-name="T20"><text:line-break/></text:span><text:span text:style-name="T19">and </text:span><text:span text:style-name="T20">M2</text:span><text:span text:style-name="T19"> memories. Each line corresponds to a “block” (128 lines)</text:span></text:p>
            <text:p><text:span text:style-name="T19">in the respective memories.</text:span></text:p>
            <text:p><text:span text:style-name="T19"/></text:p>
            <text:p><text:span text:style-name="T20">M3 Memory Map: </text:span><text:span text:style-name="T20"><text:tab/></text:span><text:span text:style-name="T19">0x00 – 0x3F (64 lines)</text:span></text:p>
            <text:p><text:span text:style-name="T20">M2 Memory Map: </text:span><text:span text:style-name="T20"><text:tab/></text:span><text:span text:style-name="T19">0x40 – 0x4F (16 lines)</text:span></text:p>
            <text:p><text:span text:style-name="T21"/></text:p>
            <text:p><text:span text:style-name="T20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20">addr </text:span><text:span text:style-name="T20"><text:tab/></text:span><text:span text:style-name="T19">Address</text:span><text:span text:style-name="T16"> in cache where data is located</text:span></text:p>
            <text:p><text:span text:style-name="T8"/></text:p>
            <text:p><text:span text:style-name="T20">tag</text:span><text:span text:style-name="T20"><text:tab/></text:span><text:span text:style-name="T20"><text:tab/></text:span><text:span text:style-name="T19">Tag of data</text:span></text:p>
            <text:p><text:span text:style-name="T20"/></text:p>
            <text:p><text:span text:style-name="T20">next </text:span><text:span text:style-name="T20"><text:tab/></text:span><text:span text:style-name="T19">Address in cache controller containing row</text:span></text:p>
            <text:p><text:span text:style-name="T19"><text:tab/></text:span><text:span text:style-name="T19"><text:tab/></text:span><text:span text:style-name="T19">of next segment</text:span></text:p>
            <text:p><text:span text:style-name="T19"/></text:p>
            <text:p><text:span text:style-name="T20">X</text:span><text:span text:style-name="T20"><text:tab/></text:span><text:span text:style-name="T20"><text:tab/></text:span><text:span text:style-name="T19">Unused</text:span></text:p>
          </draw:text-box>
        </draw:frame>
        <draw:custom-shape draw:style-name="gr41" draw:text-style-name="P23" draw:layer="layout" svg:width="1.073cm" svg:height="1.144cm" svg:x="3.734cm" svg:y="17.8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1.073cm" svg:height="1.144cm" svg:x="4.807cm" svg:y="17.8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1.072cm" svg:height="1.144cm" svg:x="5.88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1.071cm" svg:height="1.144cm" svg:x="6.952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1.073cm" svg:height="1.144cm" svg:x="8.023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1.073cm" svg:height="1.144cm" svg:x="9.096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1.073cm" svg:height="1.144cm" svg:x="10.169cm" svg:y="17.869cm">
          <text:p text:style-name="P20"><text:span text:style-name="T22">tag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1.071cm" svg:height="1.144cm" svg:x="11.242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1.073cm" svg:height="1.144cm" svg:x="12.741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1.071cm" svg:height="1.144cm" svg:x="13.814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1.075cm" svg:height="1.144cm" svg:x="14.885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2" draw:text-style-name="P24" draw:layer="layout" svg:width="1.071cm" svg:height="1.144cm" svg:x="15.96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072cm" svg:height="1.144cm" svg:x="17.031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draw:layer="layout" svg:width="1.073cm" svg:height="1.144cm" svg:x="18.103cm" svg:y="17.869cm">
          <text:p text:style-name="P20"><text:span text:style-name="T22">next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1.073cm" svg:height="1.144cm" svg:x="19.176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071cm" svg:height="1.144cm" svg:x="20.249cm" svg:y="17.869cm">
          <text:p text:style-name="P20"><text:span text:style-name="T22">X</text:span></text:p>
          <draw:enhanced-geometry svg:viewBox="0 0 21600 21600" draw:type="rectangle" draw:enhanced-path="M 0 0 L 21600 0 21600 21600 0 21600 0 0 Z N"/>
        </draw:custom-shape>
        <draw:frame draw:style-name="gr57" draw:text-style-name="P25" draw:layer="layout" svg:width="1.959cm" svg:height="3.161cm" svg:x="2.1cm" svg:y="16.929cm">
          <draw:text-box>
            <text:p>0x00</text:p>
            <text:p text:style-name="P2"><text:span text:style-name="T23">.</text:span><text:span text:style-name="T23"><text:line-break/></text:span><text:span text:style-name="T23">.</text:span><text:span text:style-name="T23"><text:line-break/></text:span><text:span text:style-name="T23">.</text:span></text:p>
            <text:p><text:span text:style-name="T24">0x4F</text:span></text:p>
          </draw:text-box>
        </draw:frame>
      </draw:page>
      <draw:page draw:name="page6" draw:style-name="dp1" draw:master-page-name="Default">
        <draw:frame draw:style-name="gr39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58" draw:text-style-name="P26" draw:layer="layout" svg:width="20.979cm" svg:height="7.005cm" svg:x="2.113cm" svg:y="2.756cm">
          <draw:text-box>
            <text:p><text:span text:style-name="T16">The rest of the </text:span><text:span text:style-name="T20">M1</text:span><text:span text:style-name="T19"> memory is used to track which of the blocks of memory</text:span><text:span text:style-name="T19"><text:line-break/></text:span><text:span text:style-name="T19">have empty spots.</text:span></text:p>
            <text:p><text:span text:style-name="T19"/></text:p>
            <text:p><text:span text:style-name="T19">A 0 in a bit means that the corresponding block is empty.</text:span></text:p>
            <text:p><text:span text:style-name="T19">A 1 in a bit means that the corresponding block contains valid data.</text:span></text:p>
            <text:p><text:span text:style-name="T19"/></text:p>
            <text:p><text:span text:style-name="T19">When writing to the cache, the cache controller looks for enough empty blocks to contain the TS that it needs to write.</text:span></text:p>
            <text:p><text:span text:style-name="T19"/></text:p>
            <text:p><text:span text:style-name="T20">M3 Valid Map: </text:span><text:span text:style-name="T20"><text:tab/></text:span><text:span text:style-name="T20"><text:tab/></text:span><text:span text:style-name="T20"><text:tab/></text:span><text:span text:style-name="T19">0x50 – 0x53</text:span></text:p>
            <text:p><text:span text:style-name="T20">M2 Valid Map: </text:span><text:span text:style-name="T20"><text:tab/></text:span><text:span text:style-name="T20"><text:tab/></text:span><text:span text:style-name="T20"><text:tab/></text:span><text:span text:style-name="T19">0x54</text:span></text:p>
          </draw:text-box>
        </draw:frame>
        <draw:custom-shape draw:style-name="gr59" draw:text-style-name="P24" draw:layer="layout" svg:width="1.157cm" svg:height="1.127cm" svg:x="2.247cm" svg:y="10.4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4" draw:layer="layout" svg:width="1.158cm" svg:height="1.127cm" svg:x="3.404cm" svg:y="10.4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4" draw:layer="layout" svg:width="1.158cm" svg:height="1.127cm" svg:x="4.562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1.158cm" svg:height="1.127cm" svg:x="5.72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1.157cm" svg:height="1.127cm" svg:x="6.878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4" draw:layer="layout" svg:width="1.159cm" svg:height="1.127cm" svg:x="8.035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4" draw:layer="layout" svg:width="1.156cm" svg:height="1.127cm" svg:x="9.194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1.159cm" svg:height="1.127cm" svg:x="10.35cm" svg:y="10.4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4" draw:layer="layout" svg:width="1.157cm" svg:height="1.127cm" svg:x="2.247cm" svg:y="10.403cm">
          <text:p text:style-name="P20"><text:span text:style-name="T25">block</text:span><text:span text:style-name="T25"><text:line-break/></text:span><text:span text:style-name="T2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4" draw:layer="layout" svg:width="1.158cm" svg:height="1.127cm" svg:x="3.404cm" svg:y="10.403cm">
          <text:p text:style-name="P20"><text:span text:style-name="T25">block</text:span><text:span text:style-name="T25"><text:line-break/></text:span><text:span text:style-name="T2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4" draw:layer="layout" svg:width="1.158cm" svg:height="1.127cm" svg:x="4.562cm" svg:y="10.403cm">
          <text:p text:style-name="P20"><text:span text:style-name="T25">block</text:span><text:span text:style-name="T25"><text:line-break/></text:span><text:span text:style-name="T2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1.158cm" svg:height="1.127cm" svg:x="5.72cm" svg:y="10.403cm">
          <text:p text:style-name="P20"><text:span text:style-name="T25">block</text:span><text:span text:style-name="T25"><text:line-break/></text:span><text:span text:style-name="T2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4" draw:layer="layout" svg:width="1.157cm" svg:height="1.127cm" svg:x="6.878cm" svg:y="10.403cm">
          <text:p text:style-name="P20"><text:span text:style-name="T25">block</text:span><text:span text:style-name="T25"><text:line-break/></text:span><text:span text:style-name="T2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4" draw:layer="layout" svg:width="1.159cm" svg:height="1.127cm" svg:x="8.035cm" svg:y="10.403cm">
          <text:p text:style-name="P20"><text:span text:style-name="T25">block</text:span><text:span text:style-name="T25"><text:line-break/></text:span><text:span text:style-name="T25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4" draw:layer="layout" svg:width="1.156cm" svg:height="1.127cm" svg:x="9.194cm" svg:y="10.403cm">
          <text:p text:style-name="P20"><text:span text:style-name="T25">block</text:span><text:span text:style-name="T25"><text:line-break/></text:span><text:span text:style-name="T25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24" draw:layer="layout" svg:width="1.159cm" svg:height="1.127cm" svg:x="10.35cm" svg:y="10.403cm">
          <text:p text:style-name="P20"><text:span text:style-name="T25">block</text:span><text:span text:style-name="T25"><text:line-break/></text:span><text:span text:style-name="T25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4" draw:layer="layout" svg:width="1.158cm" svg:height="1.127cm" svg:x="12.031cm" svg:y="10.4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4" draw:layer="layout" svg:width="1.157cm" svg:height="1.127cm" svg:x="13.189cm" svg:y="10.41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4" draw:layer="layout" svg:width="1.159cm" svg:height="1.127cm" svg:x="14.346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4" draw:layer="layout" svg:width="1.157cm" svg:height="1.127cm" svg:x="15.505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4" draw:layer="layout" svg:width="1.157cm" svg:height="1.127cm" svg:x="16.662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4" draw:layer="layout" svg:width="1.159cm" svg:height="1.127cm" svg:x="17.819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4" draw:layer="layout" svg:width="1.156cm" svg:height="1.127cm" svg:x="18.978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24" draw:layer="layout" svg:width="1.159cm" svg:height="1.127cm" svg:x="20.134cm" svg:y="10.41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4" draw:layer="layout" svg:width="1.158cm" svg:height="1.127cm" svg:x="12.031cm" svg:y="10.41cm">
          <text:p text:style-name="P20"><text:span text:style-name="T25">block</text:span><text:span text:style-name="T25"><text:line-break/></text:span><text:span text:style-name="T25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24" draw:layer="layout" svg:width="1.157cm" svg:height="1.127cm" svg:x="13.189cm" svg:y="10.41cm">
          <text:p text:style-name="P20"><text:span text:style-name="T25">block</text:span><text:span text:style-name="T25"><text:line-break/></text:span><text:span text:style-name="T25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1.159cm" svg:height="1.127cm" svg:x="14.346cm" svg:y="10.41cm">
          <text:p text:style-name="P20"><text:span text:style-name="T25">block</text:span><text:span text:style-name="T25"><text:line-break/></text:span><text:span text:style-name="T25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4" draw:layer="layout" svg:width="1.157cm" svg:height="1.127cm" svg:x="15.505cm" svg:y="10.41cm">
          <text:p text:style-name="P20"><text:span text:style-name="T25">block</text:span><text:span text:style-name="T25"><text:line-break/></text:span><text:span text:style-name="T25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4" draw:layer="layout" svg:width="1.157cm" svg:height="1.127cm" svg:x="16.662cm" svg:y="10.41cm">
          <text:p text:style-name="P20"><text:span text:style-name="T25">block</text:span><text:span text:style-name="T25"><text:line-break/></text:span><text:span text:style-name="T25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4" draw:layer="layout" svg:width="1.159cm" svg:height="1.127cm" svg:x="17.819cm" svg:y="10.41cm">
          <text:p text:style-name="P20"><text:span text:style-name="T25">block</text:span><text:span text:style-name="T25"><text:line-break/></text:span><text:span text:style-name="T25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4" draw:layer="layout" svg:width="1.156cm" svg:height="1.127cm" svg:x="18.978cm" svg:y="10.41cm">
          <text:p text:style-name="P20"><text:span text:style-name="T25">block</text:span><text:span text:style-name="T25"><text:line-break/></text:span><text:span text:style-name="T25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4" xml:id="id26" draw:id="id26" draw:layer="layout" svg:width="1.159cm" svg:height="1.127cm" svg:x="20.134cm" svg:y="10.41cm">
          <text:p text:style-name="P20"><text:span text:style-name="T25">block</text:span><text:span text:style-name="T25"><text:line-break/></text:span><text:span text:style-name="T25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4" draw:layer="layout" svg:width="1.159cm" svg:height="1.127cm" svg:x="2.331cm" svg:y="12.622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4" draw:layer="layout" svg:width="1.157cm" svg:height="1.127cm" svg:x="3.49cm" svg:y="12.622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4" draw:layer="layout" svg:width="1.157cm" svg:height="1.127cm" svg:x="4.647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4" draw:layer="layout" svg:width="1.158cm" svg:height="1.127cm" svg:x="5.804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4" draw:layer="layout" svg:width="1.158cm" svg:height="1.127cm" svg:x="6.962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4" draw:layer="layout" svg:width="1.158cm" svg:height="1.127cm" svg:x="8.12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4" draw:layer="layout" svg:width="1.157cm" svg:height="1.127cm" svg:x="9.278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4" draw:layer="layout" svg:width="1.159cm" svg:height="1.127cm" svg:x="10.435cm" svg:y="12.622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4" draw:layer="layout" svg:width="1.159cm" svg:height="1.127cm" svg:x="2.331cm" svg:y="12.622cm">
          <text:p text:style-name="P20"><text:span text:style-name="T25">block</text:span><text:span text:style-name="T25"><text:line-break/></text:span><text:span text:style-name="T25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4" draw:layer="layout" svg:width="1.157cm" svg:height="1.127cm" svg:x="3.49cm" svg:y="12.622cm">
          <text:p text:style-name="P20"><text:span text:style-name="T25">block</text:span><text:span text:style-name="T25"><text:line-break/></text:span><text:span text:style-name="T25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24" draw:layer="layout" svg:width="1.157cm" svg:height="1.127cm" svg:x="4.647cm" svg:y="12.622cm">
          <text:p text:style-name="P20"><text:span text:style-name="T25">block</text:span><text:span text:style-name="T25"><text:line-break/></text:span><text:span text:style-name="T25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4" draw:layer="layout" svg:width="1.158cm" svg:height="1.127cm" svg:x="5.804cm" svg:y="12.622cm">
          <text:p text:style-name="P20"><text:span text:style-name="T25">block</text:span><text:span text:style-name="T25"><text:line-break/></text:span><text:span text:style-name="T25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4" draw:layer="layout" svg:width="1.158cm" svg:height="1.127cm" svg:x="6.962cm" svg:y="12.622cm">
          <text:p text:style-name="P20"><text:span text:style-name="T25">block</text:span><text:span text:style-name="T25"><text:line-break/></text:span><text:span text:style-name="T25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24" draw:layer="layout" svg:width="1.158cm" svg:height="1.127cm" svg:x="8.12cm" svg:y="12.622cm">
          <text:p text:style-name="P20"><text:span text:style-name="T25">block</text:span><text:span text:style-name="T25"><text:line-break/></text:span><text:span text:style-name="T25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24" draw:layer="layout" svg:width="1.157cm" svg:height="1.127cm" svg:x="9.278cm" svg:y="12.622cm">
          <text:p text:style-name="P20"><text:span text:style-name="T25">block</text:span><text:span text:style-name="T25"><text:line-break/></text:span><text:span text:style-name="T25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4" draw:layer="layout" svg:width="1.159cm" svg:height="1.127cm" svg:x="10.435cm" svg:y="12.622cm">
          <text:p text:style-name="P20"><text:span text:style-name="T25">block</text:span><text:span text:style-name="T25"><text:line-break/></text:span><text:span text:style-name="T25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27" draw:layer="layout" svg:width="1.831cm" svg:height="0.988cm" svg:x="1.989cm" svg:y="9.625cm">
          <draw:text-box>
            <text:p><text:span text:style-name="T19">0x50</text:span></text:p>
          </draw:text-box>
        </draw:frame>
        <draw:custom-shape draw:style-name="gr108" draw:text-style-name="P24" draw:layer="layout" svg:width="1.158cm" svg:height="1.127cm" svg:x="12.057cm" svg:y="12.637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1.158cm" svg:height="1.127cm" svg:x="13.215cm" svg:y="12.637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1.157cm" svg:height="1.127cm" svg:x="14.373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4" draw:layer="layout" svg:width="1.159cm" svg:height="1.127cm" svg:x="15.53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1.157cm" svg:height="1.127cm" svg:x="16.689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4" draw:layer="layout" svg:width="1.158cm" svg:height="1.127cm" svg:x="17.846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4" draw:layer="layout" svg:width="1.157cm" svg:height="1.127cm" svg:x="19.004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24" draw:layer="layout" svg:width="1.159cm" svg:height="1.127cm" svg:x="20.161cm" svg:y="12.637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24" draw:layer="layout" svg:width="1.158cm" svg:height="1.127cm" svg:x="12.057cm" svg:y="12.637cm">
          <text:p text:style-name="P20"><text:span text:style-name="T25">block</text:span><text:span text:style-name="T25"><text:line-break/></text:span><text:span text:style-name="T25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draw:layer="layout" svg:width="1.158cm" svg:height="1.127cm" svg:x="13.215cm" svg:y="12.637cm">
          <text:p text:style-name="P20"><text:span text:style-name="T25">block</text:span><text:span text:style-name="T25"><text:line-break/></text:span><text:span text:style-name="T25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4" draw:layer="layout" svg:width="1.157cm" svg:height="1.127cm" svg:x="14.373cm" svg:y="12.637cm">
          <text:p text:style-name="P20"><text:span text:style-name="T25">block</text:span><text:span text:style-name="T25"><text:line-break/></text:span><text:span text:style-name="T25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4" draw:layer="layout" svg:width="1.159cm" svg:height="1.127cm" svg:x="15.53cm" svg:y="12.637cm">
          <text:p text:style-name="P20"><text:span text:style-name="T25">block</text:span><text:span text:style-name="T25"><text:line-break/></text:span><text:span text:style-name="T25">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24" draw:layer="layout" svg:width="1.157cm" svg:height="1.127cm" svg:x="16.689cm" svg:y="12.637cm">
          <text:p text:style-name="P20"><text:span text:style-name="T25">block</text:span><text:span text:style-name="T25"><text:line-break/></text:span><text:span text:style-name="T25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24" draw:layer="layout" svg:width="1.158cm" svg:height="1.127cm" svg:x="17.846cm" svg:y="12.637cm">
          <text:p text:style-name="P20"><text:span text:style-name="T25">block</text:span><text:span text:style-name="T25"><text:line-break/></text:span><text:span text:style-name="T25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draw:layer="layout" svg:width="1.157cm" svg:height="1.127cm" svg:x="19.004cm" svg:y="12.637cm">
          <text:p text:style-name="P20"><text:span text:style-name="T25">block</text:span><text:span text:style-name="T25"><text:line-break/></text:span><text:span text:style-name="T25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24" draw:layer="layout" svg:width="1.159cm" svg:height="1.127cm" svg:x="20.161cm" svg:y="12.637cm">
          <text:p text:style-name="P20"><text:span text:style-name="T25">block</text:span><text:span text:style-name="T25"><text:line-break/></text:span><text:span text:style-name="T25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24" draw:layer="layout" svg:width="1.157cm" svg:height="1.127cm" svg:x="2.291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4" draw:layer="layout" svg:width="1.157cm" svg:height="1.127cm" svg:x="3.448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24" draw:layer="layout" svg:width="1.159cm" svg:height="1.127cm" svg:x="4.605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24" draw:layer="layout" svg:width="1.158cm" svg:height="1.127cm" svg:x="5.764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4" draw:layer="layout" svg:width="1.156cm" svg:height="1.127cm" svg:x="6.922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4" draw:layer="layout" svg:width="1.16cm" svg:height="1.127cm" svg:x="8.07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24" draw:layer="layout" svg:width="1.155cm" svg:height="1.127cm" svg:x="9.23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24" draw:layer="layout" svg:width="1.158cm" svg:height="1.127cm" svg:x="10.393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24" draw:layer="layout" svg:width="1.157cm" svg:height="1.127cm" svg:x="2.291cm" svg:y="14.83cm">
          <text:p text:style-name="P20"><text:span text:style-name="T25">block</text:span><text:span text:style-name="T25"><text:line-break/></text:span><text:span text:style-name="T25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24" draw:layer="layout" svg:width="1.157cm" svg:height="1.127cm" svg:x="3.448cm" svg:y="14.83cm">
          <text:p text:style-name="P20"><text:span text:style-name="T25">block</text:span><text:span text:style-name="T25"><text:line-break/></text:span><text:span text:style-name="T25">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4" draw:layer="layout" svg:width="1.159cm" svg:height="1.127cm" svg:x="4.605cm" svg:y="14.83cm">
          <text:p text:style-name="P20"><text:span text:style-name="T25">block</text:span><text:span text:style-name="T25"><text:line-break/></text:span><text:span text:style-name="T25">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24" draw:layer="layout" svg:width="1.158cm" svg:height="1.127cm" svg:x="5.764cm" svg:y="14.83cm">
          <text:p text:style-name="P20"><text:span text:style-name="T25">block</text:span><text:span text:style-name="T25"><text:line-break/></text:span><text:span text:style-name="T25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4" draw:layer="layout" svg:width="1.156cm" svg:height="1.127cm" svg:x="6.922cm" svg:y="14.83cm">
          <text:p text:style-name="P20"><text:span text:style-name="T25">block</text:span><text:span text:style-name="T25"><text:line-break/></text:span><text:span text:style-name="T25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24" draw:layer="layout" svg:width="1.16cm" svg:height="1.127cm" svg:x="8.078cm" svg:y="14.83cm">
          <text:p text:style-name="P20"><text:span text:style-name="T25">block</text:span><text:span text:style-name="T25"><text:line-break/></text:span><text:span text:style-name="T25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4" draw:layer="layout" svg:width="1.155cm" svg:height="1.127cm" svg:x="9.238cm" svg:y="14.83cm">
          <text:p text:style-name="P20"><text:span text:style-name="T25">block</text:span><text:span text:style-name="T25"><text:line-break/></text:span><text:span text:style-name="T25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4" draw:layer="layout" svg:width="1.158cm" svg:height="1.127cm" svg:x="10.393cm" svg:y="14.83cm">
          <text:p text:style-name="P20"><text:span text:style-name="T25">block</text:span><text:span text:style-name="T25"><text:line-break/></text:span><text:span text:style-name="T25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4" draw:layer="layout" svg:width="1.159cm" svg:height="1.127cm" svg:x="12.075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24" draw:layer="layout" svg:width="1.157cm" svg:height="1.127cm" svg:x="13.234cm" svg:y="14.8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24" draw:layer="layout" svg:width="1.158cm" svg:height="1.127cm" svg:x="14.391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24" draw:layer="layout" svg:width="1.157cm" svg:height="1.127cm" svg:x="15.549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24" draw:layer="layout" svg:width="1.159cm" svg:height="1.127cm" svg:x="16.706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24" draw:layer="layout" svg:width="1.157cm" svg:height="1.127cm" svg:x="17.865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24" draw:layer="layout" svg:width="1.158cm" svg:height="1.127cm" svg:x="19.022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24" draw:layer="layout" svg:width="1.158cm" svg:height="1.127cm" svg:x="20.18cm" svg:y="14.8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24" draw:layer="layout" svg:width="1.159cm" svg:height="1.127cm" svg:x="12.075cm" svg:y="14.83cm">
          <text:p text:style-name="P20"><text:span text:style-name="T25">block</text:span><text:span text:style-name="T25"><text:line-break/></text:span><text:span text:style-name="T25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4" draw:layer="layout" svg:width="1.157cm" svg:height="1.127cm" svg:x="13.234cm" svg:y="14.83cm">
          <text:p text:style-name="P20"><text:span text:style-name="T25">block</text:span><text:span text:style-name="T25"><text:line-break/></text:span><text:span text:style-name="T25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24" draw:layer="layout" svg:width="1.158cm" svg:height="1.127cm" svg:x="14.391cm" svg:y="14.83cm">
          <text:p text:style-name="P20"><text:span text:style-name="T25">block</text:span><text:span text:style-name="T25"><text:line-break/></text:span><text:span text:style-name="T25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4" draw:layer="layout" svg:width="1.157cm" svg:height="1.127cm" svg:x="15.549cm" svg:y="14.83cm">
          <text:p text:style-name="P20"><text:span text:style-name="T25">block</text:span><text:span text:style-name="T25"><text:line-break/></text:span><text:span text:style-name="T25">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1.159cm" svg:height="1.127cm" svg:x="16.706cm" svg:y="14.83cm">
          <text:p text:style-name="P20"><text:span text:style-name="T25">block</text:span><text:span text:style-name="T25"><text:line-break/></text:span><text:span text:style-name="T25">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1.157cm" svg:height="1.127cm" svg:x="17.865cm" svg:y="14.83cm">
          <text:p text:style-name="P20"><text:span text:style-name="T25">block</text:span><text:span text:style-name="T25"><text:line-break/></text:span><text:span text:style-name="T25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4" draw:layer="layout" svg:width="1.158cm" svg:height="1.127cm" svg:x="19.022cm" svg:y="14.83cm">
          <text:p text:style-name="P20"><text:span text:style-name="T25">block</text:span><text:span text:style-name="T25"><text:line-break/></text:span><text:span text:style-name="T25">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24" draw:layer="layout" svg:width="1.158cm" svg:height="1.127cm" svg:x="20.18cm" svg:y="14.83cm">
          <text:p text:style-name="P20"><text:span text:style-name="T25">block</text:span><text:span text:style-name="T25"><text:line-break/></text:span><text:span text:style-name="T25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24" draw:layer="layout" svg:width="1.159cm" svg:height="1.127cm" svg:x="2.296cm" svg:y="17.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24" draw:layer="layout" svg:width="1.157cm" svg:height="1.127cm" svg:x="3.455cm" svg:y="17.0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draw:layer="layout" svg:width="1.158cm" svg:height="1.127cm" svg:x="4.612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24" draw:layer="layout" svg:width="1.157cm" svg:height="1.127cm" svg:x="5.77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4" draw:layer="layout" svg:width="1.159cm" svg:height="1.127cm" svg:x="6.927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157cm" svg:height="1.127cm" svg:x="8.086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1.158cm" svg:height="1.127cm" svg:x="9.243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1.158cm" svg:height="1.127cm" svg:x="10.401cm" svg:y="17.0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1.159cm" svg:height="1.127cm" svg:x="2.296cm" svg:y="17.03cm">
          <text:p text:style-name="P20"><text:span text:style-name="T25">block</text:span><text:span text:style-name="T25"><text:line-break/></text:span><text:span text:style-name="T25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1.157cm" svg:height="1.127cm" svg:x="3.455cm" svg:y="17.03cm">
          <text:p text:style-name="P20"><text:span text:style-name="T25">block</text:span><text:span text:style-name="T25"><text:line-break/></text:span><text:span text:style-name="T25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4" draw:layer="layout" svg:width="1.158cm" svg:height="1.127cm" svg:x="4.612cm" svg:y="17.03cm">
          <text:p text:style-name="P20"><text:span text:style-name="T25">block</text:span><text:span text:style-name="T25"><text:line-break/></text:span><text:span text:style-name="T25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24" draw:layer="layout" svg:width="1.157cm" svg:height="1.127cm" svg:x="5.77cm" svg:y="17.03cm">
          <text:p text:style-name="P20"><text:span text:style-name="T25">block</text:span><text:span text:style-name="T25"><text:line-break/></text:span><text:span text:style-name="T25">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24" draw:layer="layout" svg:width="1.159cm" svg:height="1.127cm" svg:x="6.927cm" svg:y="17.03cm">
          <text:p text:style-name="P20"><text:span text:style-name="T25">block</text:span><text:span text:style-name="T25"><text:line-break/></text:span><text:span text:style-name="T25">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4" draw:layer="layout" svg:width="1.157cm" svg:height="1.127cm" svg:x="8.086cm" svg:y="17.03cm">
          <text:p text:style-name="P20"><text:span text:style-name="T25">block</text:span><text:span text:style-name="T25"><text:line-break/></text:span><text:span text:style-name="T25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158cm" svg:height="1.127cm" svg:x="9.243cm" svg:y="17.03cm">
          <text:p text:style-name="P20"><text:span text:style-name="T25">block</text:span><text:span text:style-name="T25"><text:line-break/></text:span><text:span text:style-name="T25">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1.158cm" svg:height="1.127cm" svg:x="10.401cm" svg:y="17.03cm">
          <text:p text:style-name="P20"><text:span text:style-name="T25">block</text:span><text:span text:style-name="T25"><text:line-break/></text:span><text:span text:style-name="T25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1.158cm" svg:height="1.127cm" svg:x="12.084cm" svg:y="17.0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1.158cm" svg:height="1.127cm" svg:x="13.242cm" svg:y="17.046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24" draw:layer="layout" svg:width="1.158cm" svg:height="1.127cm" svg:x="14.4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24" draw:layer="layout" svg:width="1.157cm" svg:height="1.127cm" svg:x="15.558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24" draw:layer="layout" svg:width="1.159cm" svg:height="1.127cm" svg:x="16.715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24" draw:layer="layout" svg:width="1.157cm" svg:height="1.127cm" svg:x="17.874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4" draw:layer="layout" svg:width="1.156cm" svg:height="1.127cm" svg:x="19.031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24" draw:layer="layout" svg:width="1.16cm" svg:height="1.127cm" svg:x="20.187cm" svg:y="17.046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24" draw:layer="layout" svg:width="1.158cm" svg:height="1.127cm" svg:x="12.084cm" svg:y="17.046cm">
          <text:p text:style-name="P20"><text:span text:style-name="T25">block</text:span><text:span text:style-name="T25"><text:line-break/></text:span><text:span text:style-name="T25">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24" draw:layer="layout" svg:width="1.158cm" svg:height="1.127cm" svg:x="13.242cm" svg:y="17.046cm">
          <text:p text:style-name="P20"><text:span text:style-name="T25">block</text:span><text:span text:style-name="T25"><text:line-break/></text:span><text:span text:style-name="T25">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4" draw:layer="layout" svg:width="1.158cm" svg:height="1.127cm" svg:x="14.4cm" svg:y="17.046cm">
          <text:p text:style-name="P20"><text:span text:style-name="T25">block</text:span><text:span text:style-name="T25"><text:line-break/></text:span><text:span text:style-name="T25">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4" draw:layer="layout" svg:width="1.157cm" svg:height="1.127cm" svg:x="15.558cm" svg:y="17.046cm">
          <text:p text:style-name="P20"><text:span text:style-name="T25">block</text:span><text:span text:style-name="T25"><text:line-break/></text:span><text:span text:style-name="T25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24" draw:layer="layout" svg:width="1.159cm" svg:height="1.127cm" svg:x="16.715cm" svg:y="17.046cm">
          <text:p text:style-name="P20"><text:span text:style-name="T25">block</text:span><text:span text:style-name="T25"><text:line-break/></text:span><text:span text:style-name="T25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24" draw:layer="layout" svg:width="1.157cm" svg:height="1.127cm" svg:x="17.874cm" svg:y="17.046cm">
          <text:p text:style-name="P20"><text:span text:style-name="T25">block</text:span><text:span text:style-name="T25"><text:line-break/></text:span><text:span text:style-name="T25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4" draw:layer="layout" svg:width="1.156cm" svg:height="1.127cm" svg:x="19.031cm" svg:y="17.046cm">
          <text:p text:style-name="P20"><text:span text:style-name="T25">block</text:span><text:span text:style-name="T25"><text:line-break/></text:span><text:span text:style-name="T25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24" xml:id="id27" draw:id="id27" draw:layer="layout" svg:width="1.16cm" svg:height="1.127cm" svg:x="20.187cm" svg:y="17.046cm">
          <text:p text:style-name="P20"><text:span text:style-name="T25">block</text:span><text:span text:style-name="T25"><text:line-break/></text:span><text:span text:style-name="T25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4" draw:layer="layout" svg:width="1.157cm" svg:height="1.127cm" svg:x="2.291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draw:layer="layout" svg:width="1.157cm" svg:height="1.127cm" svg:x="3.448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24" draw:layer="layout" svg:width="1.159cm" svg:height="1.127cm" svg:x="4.605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4" draw:layer="layout" svg:width="1.158cm" svg:height="1.127cm" svg:x="5.764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4" draw:layer="layout" svg:width="1.156cm" svg:height="1.127cm" svg:x="6.922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4" draw:layer="layout" svg:width="1.16cm" svg:height="1.127cm" svg:x="8.07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4" draw:layer="layout" svg:width="1.155cm" svg:height="1.127cm" svg:x="9.23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4" draw:layer="layout" svg:width="1.158cm" svg:height="1.127cm" svg:x="10.393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4" draw:layer="layout" svg:width="1.157cm" svg:height="1.127cm" svg:x="2.291cm" svg:y="19.23cm">
          <text:p text:style-name="P20"><text:span text:style-name="T25">block</text:span><text:span text:style-name="T25"><text:line-break/></text:span><text:span text:style-name="T25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4" draw:layer="layout" svg:width="1.157cm" svg:height="1.127cm" svg:x="3.448cm" svg:y="19.23cm">
          <text:p text:style-name="P20"><text:span text:style-name="T25">block</text:span><text:span text:style-name="T25"><text:line-break/></text:span><text:span text:style-name="T25">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4" draw:layer="layout" svg:width="1.159cm" svg:height="1.127cm" svg:x="4.605cm" svg:y="19.23cm">
          <text:p text:style-name="P20"><text:span text:style-name="T25">block</text:span><text:span text:style-name="T25"><text:line-break/></text:span><text:span text:style-name="T25">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4" draw:layer="layout" svg:width="1.158cm" svg:height="1.127cm" svg:x="5.764cm" svg:y="19.23cm">
          <text:p text:style-name="P20"><text:span text:style-name="T25">block</text:span><text:span text:style-name="T25"><text:line-break/></text:span><text:span text:style-name="T25">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4" draw:layer="layout" svg:width="1.156cm" svg:height="1.127cm" svg:x="6.922cm" svg:y="19.23cm">
          <text:p text:style-name="P20"><text:span text:style-name="T25">block</text:span><text:span text:style-name="T25"><text:line-break/></text:span><text:span text:style-name="T25">6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24" draw:layer="layout" svg:width="1.16cm" svg:height="1.127cm" svg:x="8.078cm" svg:y="19.23cm">
          <text:p text:style-name="P20"><text:span text:style-name="T25">block</text:span><text:span text:style-name="T25"><text:line-break/></text:span><text:span text:style-name="T25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4" draw:layer="layout" svg:width="1.155cm" svg:height="1.127cm" svg:x="9.238cm" svg:y="19.23cm">
          <text:p text:style-name="P20"><text:span text:style-name="T25">block</text:span><text:span text:style-name="T25"><text:line-break/></text:span><text:span text:style-name="T25">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24" draw:layer="layout" svg:width="1.158cm" svg:height="1.127cm" svg:x="10.393cm" svg:y="19.23cm">
          <text:p text:style-name="P20"><text:span text:style-name="T25">block</text:span><text:span text:style-name="T25"><text:line-break/></text:span><text:span text:style-name="T25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24" draw:layer="layout" svg:width="1.159cm" svg:height="1.127cm" svg:x="12.075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4" draw:layer="layout" svg:width="1.157cm" svg:height="1.127cm" svg:x="13.234cm" svg:y="19.23cm">
          <text:p text:style-name="P20"><text:span text:style-name="T22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4" draw:layer="layout" svg:width="1.158cm" svg:height="1.127cm" svg:x="14.391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24" draw:layer="layout" svg:width="1.157cm" svg:height="1.127cm" svg:x="15.549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24" draw:layer="layout" svg:width="1.159cm" svg:height="1.127cm" svg:x="16.706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24" draw:layer="layout" svg:width="1.157cm" svg:height="1.127cm" svg:x="17.865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24" draw:layer="layout" svg:width="1.158cm" svg:height="1.127cm" svg:x="19.022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24" draw:layer="layout" svg:width="1.158cm" svg:height="1.127cm" svg:x="20.18cm" svg:y="19.23cm">
          <text:p text:style-name="P20"><text:span text:style-name="T2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24" draw:layer="layout" svg:width="1.159cm" svg:height="1.127cm" svg:x="12.075cm" svg:y="19.23cm">
          <text:p text:style-name="P20"><text:span text:style-name="T25">block</text:span><text:span text:style-name="T25"><text:line-break/></text:span><text:span text:style-name="T25">7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1.157cm" svg:height="1.127cm" svg:x="13.234cm" svg:y="19.23cm">
          <text:p text:style-name="P20"><text:span text:style-name="T25">block</text:span><text:span text:style-name="T25"><text:line-break/></text:span><text:span text:style-name="T25">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24" draw:layer="layout" svg:width="1.158cm" svg:height="1.127cm" svg:x="14.391cm" svg:y="19.23cm">
          <text:p text:style-name="P20"><text:span text:style-name="T25">block</text:span><text:span text:style-name="T25"><text:line-break/></text:span><text:span text:style-name="T25">7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1.157cm" svg:height="1.127cm" svg:x="15.549cm" svg:y="19.23cm">
          <text:p text:style-name="P20"><text:span text:style-name="T25">block</text:span><text:span text:style-name="T25"><text:line-break/></text:span><text:span text:style-name="T25">7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4" draw:layer="layout" svg:width="1.159cm" svg:height="1.127cm" svg:x="16.706cm" svg:y="19.23cm">
          <text:p text:style-name="P20"><text:span text:style-name="T25">block</text:span><text:span text:style-name="T25"><text:line-break/></text:span><text:span text:style-name="T25">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24" draw:layer="layout" svg:width="1.157cm" svg:height="1.127cm" svg:x="17.865cm" svg:y="19.23cm">
          <text:p text:style-name="P20"><text:span text:style-name="T25">block</text:span><text:span text:style-name="T25"><text:line-break/></text:span><text:span text:style-name="T25">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1.158cm" svg:height="1.127cm" svg:x="19.022cm" svg:y="19.23cm">
          <text:p text:style-name="P20"><text:span text:style-name="T25">block</text:span><text:span text:style-name="T25"><text:line-break/></text:span><text:span text:style-name="T25">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4" xml:id="id28" draw:id="id28" draw:layer="layout" svg:width="1.158cm" svg:height="1.127cm" svg:x="20.18cm" svg:y="19.23cm">
          <text:p text:style-name="P20"><text:span text:style-name="T25">block</text:span><text:span text:style-name="T25"><text:line-break/></text:span><text:span text:style-name="T25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27" draw:layer="layout" svg:width="1.831cm" svg:height="0.988cm" svg:x="1.99cm" svg:y="11.925cm">
          <draw:text-box>
            <text:p><text:span text:style-name="T19">0x51</text:span></text:p>
          </draw:text-box>
        </draw:frame>
        <draw:frame draw:style-name="gr107" draw:text-style-name="P27" draw:layer="layout" svg:width="1.831cm" svg:height="0.988cm" svg:x="1.99cm" svg:y="14.125cm">
          <draw:text-box>
            <text:p><text:span text:style-name="T19">0x52</text:span></text:p>
          </draw:text-box>
        </draw:frame>
        <draw:frame draw:style-name="gr107" draw:text-style-name="P27" draw:layer="layout" svg:width="1.831cm" svg:height="0.988cm" svg:x="1.992cm" svg:y="16.325cm">
          <draw:text-box>
            <text:p><text:span text:style-name="T19">0x53</text:span></text:p>
          </draw:text-box>
        </draw:frame>
        <draw:frame draw:style-name="gr107" draw:text-style-name="P27" draw:layer="layout" svg:width="1.831cm" svg:height="0.988cm" svg:x="1.992cm" svg:y="18.525cm">
          <draw:text-box>
            <text:p><text:span text:style-name="T19">0x54</text:span></text:p>
          </draw:text-box>
        </draw:frame>
        <draw:connector draw:style-name="gr220" draw:text-style-name="P2" draw:layer="layout" svg:x1="21.293cm" svg:y1="10.973cm" svg:x2="21.347cm" svg:y2="17.609cm" draw:start-shape="id26" draw:start-glue-point="1" draw:end-shape="id27" draw:end-glue-point="1" svg:d="M21293 10973h595v6636h-541" svg:viewBox="0 0 596 6637">
          <text:p/>
        </draw:connector>
        <draw:frame draw:style-name="gr221" draw:text-style-name="P28" draw:layer="layout" svg:width="2.42cm" svg:height="0.839cm" svg:x="21.955cm" svg:y="13.619cm">
          <draw:text-box>
            <text:p><text:span text:style-name="T26">M3 Map</text:span></text:p>
          </draw:text-box>
        </draw:frame>
        <draw:connector draw:style-name="gr220" draw:text-style-name="P2" draw:layer="layout" draw:line-skew="0.009cm" svg:x1="21.338cm" svg:y1="19.793cm" svg:x2="22.013cm" svg:y2="19.773cm" draw:start-shape="id28" draw:start-glue-point="1" svg:d="M21338 19793h617v-20h58" svg:viewBox="0 0 676 21">
          <text:p/>
        </draw:connector>
        <draw:frame draw:style-name="gr221" draw:text-style-name="P28" draw:layer="layout" svg:width="2.42cm" svg:height="0.839cm" svg:x="21.957cm" svg:y="19.361cm">
          <draw:text-box>
            <text:p><text:span text:style-name="T26">M2 M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2-01T17:52:22.412447587</dc:date>
    <meta:editing-duration>PT11H44M53S</meta:editing-duration>
    <meta:editing-cycles>182</meta:editing-cycles>
    <meta:generator>LibreOffice/5.0.3.2$Linux_X86_64 LibreOffice_project/00m0$Build-2</meta:generator>
    <meta:document-statistic meta:object-count="309"/>
  </office:meta>
</office:document-meta>
</file>